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 (LVGL)5" text:continue-numbering="true" text:continue-list="list_Button (LVGL)4"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 (LVGL)6" text:continue-numbering="true" text:continue-list="list_Button (LVGL)5"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 (LVGL)7"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8"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9" text:continue-numbering="true" text:continue-list="list_Button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10"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1" text:continue-numbering="true" text:continue-list="list_Button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2" text:continue-numbering="true" text:continue-list="list_Button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3"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4" text:continue-numbering="true" text:continue-list="list_Button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5" text:continue-numbering="true" text:continue-list="list_Button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6"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7" text:continue-numbering="true" text:continue-list="list_Button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8" text:continue-numbering="true" text:continue-list="list_Button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9"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utton (LVGL)20" text:continue-numbering="true" text:continue-list="list_Button (LVGL)18"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 (LVGL)21" text:continue-numbering="true" text:continue-list="list_Button (LVGL)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22" text:continue-numbering="true" text:continue-list="list_Button (LVGL)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23" text:continue-numbering="true" text:continue-list="list_Button (LVG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4" text:continue-numbering="true" text:continue-list="list_Button (LVGL)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5" text:continue-numbering="true" text:continue-list="list_Button (LVGL)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6" text:continue-numbering="true" text:continue-list="list_Button (LVGL)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7" text:continue-numbering="true" text:continue-list="list_Button (LVGL)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8" text:continue-numbering="true" text:continue-list="list_Button (LVGL)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9" text:continue-numbering="true" text:continue-list="list_Button (LVGL)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30" text:continue-numbering="true" text:continue-list="list_Button (LVGL)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31" text:continue-numbering="true" text:continue-list="list_Button (LVGL)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32" text:continue-numbering="true" text:continue-list="list_Button (LVGL)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33" text:continue-numbering="true" text:continue-list="list_Button (LVGL)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4" text:continue-numbering="true" text:continue-list="list_Button (LVGL)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5" text:continue-numbering="true" text:continue-list="list_Button (LVGL)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6" text:continue-numbering="true" text:continue-list="list_Button (LVGL)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7" text:continue-numbering="true" text:continue-list="list_Butto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8" text:continue-numbering="true" text:continue-list="list_Butto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9" text:continue-numbering="true" text:continue-list="list_Butto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40" text:continue-numbering="true" text:continue-list="list_Butto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41" text:continue-numbering="true" text:continue-list="list_Butto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42" text:continue-numbering="true" text:continue-list="list_Butto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43" text:continue-numbering="true" text:continue-list="list_Butto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4" text:continue-numbering="true" text:continue-list="list_Butto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5" text:continue-numbering="true" text:continue-list="list_Butto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6" text:continue-numbering="true" text:continue-list="list_Butto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7" text:continue-numbering="true" text:continue-list="list_Button (LVGL)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49" text:continue-numbering="true" text:continue-list="list_Button (LVGL)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 (LVGL)51" text:continue-numbering="true" text:continue-list="list_Button (LVGL)49"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2"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 (LVGL)53" text:continue-numbering="true" text:continue-list="list_Button (LVGL)51"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 (LVGL)54"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55" text:continue-numbering="true" text:continue-list="list_Button (LVGL)5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56" text:continue-numbering="true" text:continue-list="list_Button (LVGL)55"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57" text:continue-numbering="true" text:continue-list="list_Button (LVGL)56"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8" text:continue-numbering="true" text:continue-list="list_Button (LVGL)57"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59" text:continue-numbering="true" text:continue-list="list_Button (LVGL)58"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60" text:continue-numbering="true" text:continue-list="list_Button (LVGL)59"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 (LVGL)61" text:continue-numbering="true" text:continue-list="list_Button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62" text:continue-numbering="true" text:continue-list="list_Button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64" text:continue-numbering="true" text:continue-list="list_Button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65" text:continue-numbering="true" text:continue-list="list_Button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66" text:continue-numbering="true" text:continue-list="list_Button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6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